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dcc19" officeooo:paragraph-rsid="001dcc19"/>
    </style:style>
    <style:style style:name="P7" style:family="paragraph" style:parent-style-name="Standard">
      <style:text-properties officeooo:rsid="001e0869" officeooo:paragraph-rsid="001e0869"/>
    </style:style>
    <style:style style:name="P8" style:family="paragraph" style:parent-style-name="Standard">
      <style:text-properties officeooo:rsid="001e0869" officeooo:paragraph-rsid="001fc760"/>
    </style:style>
    <style:style style:name="P9" style:family="paragraph" style:parent-style-name="Standard">
      <style:text-properties officeooo:rsid="001b506a" officeooo:paragraph-rsid="001fc760"/>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연도)→(CiNii Article API)→논문 200편</text:p>
      <text:p text:style-name="P3">・ISSN(雑誌)→(NDLサーチ)→ 각 잡지의 국립국회도서관분류（NDLC）→ 분야명 직접 맵핑</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
      <text:p text:style-name="P5">３．分析結果</text:p>
      <text:p text:style-name="P4"><text:soft-page-break/>３．１ <text:span text:style-name="T3">Ceek.jpにおける言及状況</text:span></text:p>
      <text:p text:style-name="P6">・CiNii論文数N=1,080,840</text:p>
      <text:p text:style-name="P6">内、Ceek.jp付きは1.0%で、わずか</text:p>
      <text:p text:style-name="P6">・Twitter0.82%,はてなブックマーク0.25%,…</text:p>
      <text:p text:style-name="P6">3.2 Altmetric Attention Score</text:p>
      <text:p text:style-name="P7">・CiNiiの内、DOI付きは350,325</text:p>
      <text:p text:style-name="P7">・内、Altmetrics付きは2.2%</text:p>
      <text:p text:style-name="P7">・CiNiiの内、DOIなしに対してはCeek.jpが、DOI付きに対してはAltmetric Attention Scoreがより多く捕捉している。</text:p>
      <text:p text:style-name="P7">3.3　出版年とオルトメトリクス</text:p>
      <text:p text:style-name="P7">CiNiiの内Ceek.jp: 年度によって被言及割合は有意差があるが、大きくはない。</text:p>
      <text:p text:style-name="P7">CiNii w/DOIの内Altmetric: 同上、しかし近年になって高いスコア。←Ceek.jpと違って、過去の言及情報について遡及的に収集していない</text:p>
      <text:p text:style-name="P7">3.4　記述言語</text:p>
      <text:p text:style-name="P7">・CiNiiの内Ceek.jp</text:p>
      <text:p text:style-name="P7">・CiNii w/ DOIの内Altmetric</text:p>
      <text:p text:style-name="P7">？CiNii w/ DOIの内Ceek.jpは？</text:p>
      <text:p text:style-name="P7">3.5分野</text:p>
      <text:p text:style-name="P7">・CiNiiの内Ceek.jp：総合計</text:p>
      <text:p text:style-name="P7">・CiNii w/ DOIの内Altmetric：人文社会系</text:p>
      <text:p text:style-name="P7">・共通して、人文社会系高↔低理工系</text:p>
      <text:p text:style-name="P7">3.6 Ceek.jpとAltmetric Attention Scoreの対象範囲の重複</text:p>
      <text:p text:style-name="P7">・言及のある論文の大半は、片方にだけ言及される。</text:p>
      <text:p text:style-name="P7">・Twitterに限っても、片方だけが捕捉するツイートが大半。</text:p>
      <text:p text:style-name="P7">？言及は存在するが、両方共に捕捉できていない論文はどれだけある？</text:p>
      <text:p text:style-name="P7"/>
      <text:p text:style-name="P7">4.　考察</text:p>
      <text:p text:style-name="P7">4.1　仮説検証</text:p>
      <text:p text:style-name="P8">１．<text:span text:style-name="T4">日本の学協会論文の内、SNS言及論文数は少ない</text:span></text:p>
      <text:p text:style-name="P8">Yes.世界的な数値10〜20％より著しく低い。ブラジルに限った研究とも差が大きい。</text:p>
      <text:p text:style-name="P9">２．各SNSの内、Twitterが最も言及数が多い。</text:p>
      <text:p text:style-name="P8">Yes.２位以下において、日本でははてなブックマークが優位。日本のSNSとしてはてなブックマークを含むべき。</text:p>
      <text:p text:style-name="P9">３．近年になるほど言及数が多い。</text:p>
      <text:p text:style-name="P8">支持されない。</text:p>
      <text:p text:style-name="P7">Altmetricでは先行研究と同様、近年であるほど言及割合が高い。</text:p>
      <text:p text:style-name="P7">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9">４．日本のSNSでは、日本語論文が多言語論文より言及割合が高い</text:p>
      <text:p text:style-name="P8">支持されない。サービスによってデータ収集範囲が違うため。</text:p>
      <text:p text:style-name="P9">５．分野によって被言及論文の割合に有意差がある</text:p>
      <text:p text:style-name="P8">部分的に支持される。サービスによって順位が変わる。Ceek.jpは日本語投稿をより収集できているよう。日本語投稿では分野に対する関心度が違う。</text:p>
      <text:p text:style-name="P9">６．Ceek.jpとAltmetricのデータは必ずしも重複しない。（同SNS上の言及でも、片方だけに集計される場合がある）</text:p>
      <text:p text:style-name="P8">Yes.片方のサービスだけに言及されている論文が大半。</text:p>
      <text:p text:style-name="P7"><text:soft-page-break/></text:p>
      <text:p text:style-name="P7">4.2　結論・課題</text:p>
      <text:p text:style-name="P7">・学教師論文の一律的な評価指標になり得ない：日本語論文のSNS上言及割合は、国際標準より著しく低い。</text:p>
      <text:p text:style-name="P7">・近年になるほど言及割合高いという先行研究の結論は間違っている。</text:p>
      <text:p text:style-name="P7">・おるとメトリクス導入にはデータ収集が肝心：Altmetricでは収集していない（特に日本語）投稿、Ceek.jpで収集できていない言及情報多数。第3言語に対しても留意。</text:p>
      <text:p text:style-name="P7">・「ネタ」として注目されるものも多い。量のみならず、文脈・内容等、質的分析を、指標に組み込む必要もあ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4-09T15:42:30.465746599</dc:date>
    <meta:editing-duration>PT1H50M52S</meta:editing-duration>
    <meta:editing-cycles>5</meta:editing-cycles>
    <meta:generator>LibreOffice/5.1.6.2$Linux_X86_64 LibreOffice_project/10m0$Build-2</meta:generator>
    <meta:document-statistic meta:table-count="0" meta:image-count="0" meta:object-count="0" meta:page-count="3" meta:paragraph-count="82" meta:word-count="1791" meta:character-count="2463" meta:non-whitespace-character-count="2412"/>
  </office:meta>
</office:document-meta>
</file>